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1.659cm" table:align="left"/>
    </style:style>
    <style:style style:name="Tabela1.A" style:family="table-column">
      <style:table-column-properties style:column-width="2.369cm"/>
    </style:style>
    <style:style style:name="Tabela1.B" style:family="table-column">
      <style:table-column-properties style:column-width="0.967cm"/>
    </style:style>
    <style:style style:name="Tabela1.C" style:family="table-column">
      <style:table-column-properties style:column-width="8.324cm"/>
    </style:style>
    <style:style style:name="Tabela1.A1" style:family="table-cell">
      <style:table-cell-properties style:vertical-align="middle" fo:padding="0.049cm" fo:border="none"/>
    </style:style>
    <style:style style:name="Tabela2" style:family="table">
      <style:table-properties style:width="13.518cm" table:align="left"/>
    </style:style>
    <style:style style:name="Tabela2.A" style:family="table-column">
      <style:table-column-properties style:column-width="6.828cm"/>
    </style:style>
    <style:style style:name="Tabela2.B" style:family="table-column">
      <style:table-column-properties style:column-width="6.69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1.817cm"/>
    </style:style>
    <style:style style:name="Tabela3.B" style:family="table-column">
      <style:table-column-properties style:column-width="15.184cm"/>
    </style:style>
    <style:style style:name="Tabela3.A1" style:family="table-cell">
      <style:table-cell-properties style:vertical-align="middle" fo:padding="0.049cm" fo:border="non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Heading_20_3">
      <style:paragraph-properties fo:text-align="justify" style:justify-single-word="false"/>
    </style:style>
    <style:style style:name="P5" style:family="paragraph" style:parent-style-name="Table_20_Heading">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text:bookmark text:name="POXWiki-FlowRemoved"/>FlowRemoved</text:h>
      <text:p text:style-name="P6"><text:span text:style-name="Source_20_Text">FlowRemoved</text:span> events are raised when the controller receives an OpenFlow flow-removed message (<text:span text:style-name="Source_20_Text">ofp_flow_removed</text:span>) from a switch, which are sent when a table entry is removed on the switch either due to a timeout or explicit deletion.  Such notifications are sent only when the flow was installed with the <text:span text:style-name="Source_20_Text">OFPFF_SEND_FLOW_REM </text:span>flag set.  See the OpenFlow specification for further details.</text:p>
      <text:p text:style-name="P6">While you can, as usual, access the <text:span text:style-name="Source_20_Text">ofp_flow_removed</text:span> directly via the event's <text:span text:style-name="Source_20_Text">.ofp</text:span> attribute, the event has several attributes for convenience:</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5">attribute</text:p>
            </table:table-cell>
            <table:table-cell table:style-name="Tabela1.A1" office:value-type="string">
              <text:p text:style-name="P5">type</text:p>
            </table:table-cell>
            <table:table-cell table:style-name="Tabela1.A1" office:value-type="string">
              <text:p text:style-name="P5">meaning</text:p>
            </table:table-cell>
          </table:table-row>
        </table:table-header-rows>
        <table:table-row>
          <table:table-cell table:style-name="Tabela1.A1" office:value-type="string">
            <text:p text:style-name="P1">idleTimeout</text:p>
          </table:table-cell>
          <table:table-cell table:style-name="Tabela1.A1" office:value-type="string">
            <text:p text:style-name="P1">bool</text:p>
          </table:table-cell>
          <table:table-cell table:style-name="Tabela1.A1" office:value-type="string">
            <text:p text:style-name="P1">True if entry was removed due to idleness</text:p>
          </table:table-cell>
        </table:table-row>
        <table:table-row>
          <table:table-cell table:style-name="Tabela1.A1" office:value-type="string">
            <text:p text:style-name="P1">hardTimeout</text:p>
          </table:table-cell>
          <table:table-cell table:style-name="Tabela1.A1" office:value-type="string">
            <text:p text:style-name="P1">bool</text:p>
          </table:table-cell>
          <table:table-cell table:style-name="Tabela1.A1" office:value-type="string">
            <text:p text:style-name="P1">True if entry was removed due to a hard timeout</text:p>
          </table:table-cell>
        </table:table-row>
        <table:table-row>
          <table:table-cell table:style-name="Tabela1.A1" office:value-type="string">
            <text:p text:style-name="P1">timeout</text:p>
          </table:table-cell>
          <table:table-cell table:style-name="Tabela1.A1" office:value-type="string">
            <text:p text:style-name="P1">bool</text:p>
          </table:table-cell>
          <table:table-cell table:style-name="Tabela1.A1" office:value-type="string">
            <text:p text:style-name="P1">True if entry was removed due to any timeout</text:p>
          </table:table-cell>
        </table:table-row>
        <table:table-row>
          <table:table-cell table:style-name="Tabela1.A1" office:value-type="string">
            <text:p text:style-name="P1">deleted</text:p>
          </table:table-cell>
          <table:table-cell table:style-name="Tabela1.A1" office:value-type="string">
            <text:p text:style-name="P1">bool</text:p>
          </table:table-cell>
          <table:table-cell table:style-name="Tabela1.A1" office:value-type="string">
            <text:p text:style-name="P1">True if entry was explicitly deleted</text:p>
          </table:table-cell>
        </table:table-row>
      </table:table>
      <text:h text:style-name="P4" text:outline-level="3"/>
      <text:h text:style-name="P4" text:outline-level="3"><text:bookmark text:name="POXWiki-StatisticsEvents"/>Statistics Events</text:h>
      <text:p text:style-name="Text_20_body">Statistics events are raised when the controller receives an OpenFlow statistics reply message (<text:span text:style-name="Source_20_Text">ofp_stats_reply / OFPT_STATS_REPLY</text:span>) from a switch, which is sent in response to a statistics request sent by the controller.</text:p>
      <text:p text:style-name="Text_20_body">There are a number of statistics events.  The most basic is <text:span text:style-name="Source_20_Text">RawStatsReply</text:span> which is simply fired in response to an ofp_stats_reply message from the switch.  However, this message (and therefore the associated event) is not particularly convenient, as it's up to the user to determine what type of statistics event it is, and possibly to "glue back together" multi-part statistics replies.</text:p>
      <text:p text:style-name="Text_20_body">To remedy this, POX includes separate events for each statistics reply type, and these events are fired when the entire response (including possible multiple parts) have been received.  If none of this makes any sense to you because you haven't read the OpenFlow specification thoroughly – that's fine.  The short of it is that you should just handle the event for the specific stats type that you're interested in.  These include:</text:p>
      <text:p text:style-name="Text_20_body"> </text:p>
      <table:table table:name="Tabela2" table:style-name="Tabela2">
        <table:table-column table:style-name="Tabela2.A"/>
        <table:table-column table:style-name="Tabela2.B"/>
        <table:table-header-rows>
          <table:table-row>
            <table:table-cell table:style-name="Tabela2.A1" office:value-type="string">
              <text:p text:style-name="Table_20_Heading">Event</text:p>
            </table:table-cell>
            <table:table-cell table:style-name="Tabela2.A1" office:value-type="string">
              <text:p text:style-name="Table_20_Heading">OpenFlow Stats Type</text:p>
            </table:table-cell>
          </table:table-row>
        </table:table-header-rows>
        <table:table-row>
          <table:table-cell table:style-name="Tabela2.A1" office:value-type="string">
            <text:p text:style-name="P2"><text:span text:style-name="Source_20_Text">SwitchDescReceived</text:span></text:p>
          </table:table-cell>
          <table:table-cell table:style-name="Tabela2.A1" office:value-type="string">
            <text:p text:style-name="Table_20_Contents"><text:span text:style-name="Source_20_Text">ofp_desc_stats</text:span></text:p>
          </table:table-cell>
        </table:table-row>
        <table:table-row>
          <table:table-cell table:style-name="Tabela2.A1" office:value-type="string">
            <text:p text:style-name="P2"><text:span text:style-name="Source_20_Text">FlowStatsReceived</text:span></text:p>
          </table:table-cell>
          <table:table-cell table:style-name="Tabela2.A1" office:value-type="string">
            <text:p text:style-name="Table_20_Contents"><text:span text:style-name="Source_20_Text">ofp_flow_stats</text:span></text:p>
          </table:table-cell>
        </table:table-row>
        <table:table-row>
          <table:table-cell table:style-name="Tabela2.A1" office:value-type="string">
            <text:p text:style-name="P2"><text:span text:style-name="Source_20_Text">AggregateFlowStatsReceived</text:span></text:p>
          </table:table-cell>
          <table:table-cell table:style-name="Tabela2.A1" office:value-type="string">
            <text:p text:style-name="Table_20_Contents"><text:span text:style-name="Source_20_Text">ofp_aggregate_stats_reply</text:span></text:p>
          </table:table-cell>
        </table:table-row>
        <table:table-row>
          <table:table-cell table:style-name="Tabela2.A1" office:value-type="string">
            <text:p text:style-name="Table_20_Contents"><text:span text:style-name="Source_20_Text">TableStatsReceived</text:span></text:p>
          </table:table-cell>
          <table:table-cell table:style-name="Tabela2.A1" office:value-type="string">
            <text:p text:style-name="Table_20_Contents"><text:span text:style-name="Source_20_Text">ofp_table_stats</text:span></text:p>
          </table:table-cell>
        </table:table-row>
        <table:table-row>
          <table:table-cell table:style-name="Tabela2.A1" office:value-type="string">
            <text:p text:style-name="P3"><text:span text:style-name="Source_20_Text">PortStatsReceived</text:span></text:p>
          </table:table-cell>
          <table:table-cell table:style-name="Tabela2.A1" office:value-type="string">
            <text:p text:style-name="Table_20_Contents"><text:span text:style-name="Source_20_Text">ofp_port_stats</text:span></text:p>
          </table:table-cell>
        </table:table-row>
        <text:soft-page-break/>
        <table:table-row>
          <table:table-cell table:style-name="Tabela2.A1" office:value-type="string">
            <text:p text:style-name="P3"><text:span text:style-name="Source_20_Text">QueueStatsReceived</text:span></text:p>
          </table:table-cell>
          <table:table-cell table:style-name="Tabela2.A1" office:value-type="string">
            <text:p text:style-name="Table_20_Contents"><text:span text:style-name="Source_20_Text">ofp_queue_stats</text:span></text:p>
          </table:table-cell>
        </table:table-row>
      </table:table>
      <text:p text:style-name="Text_20_body">Underneath, each of these events is a subclass of the <text:span text:style-name="Source_20_Text">StatsReply</text:span> superclass.  When handling these <text:span text:style-name="Source_20_Text">StatsReply</text:span>-based events, the <text:span text:style-name="Source_20_Text">.stats</text:span> attribute will contain a complete set of statistics (e.g., an array of <text:span text:style-name="Source_20_Text">ofp_flow_stats </text:span>for<text:span text:style-name="Source_20_Text"> FlowStatsReceived</text:span>).  See the section on <text:span text:style-name="Source_20_Text">ofp_stats_request</text:span> for more information.  More specifically, note the following information for all <text:span text:style-name="Source_20_Text">StatsReply</text:span> subclasses:</text:p>
      <table:table table:name="Tabela3" table:style-name="Tabela3">
        <table:table-column table:style-name="Tabela3.A"/>
        <table:table-column table:style-name="Tabela3.B"/>
        <table:table-header-rows>
          <table:table-row>
            <table:table-cell table:style-name="Tabela3.A1" office:value-type="string">
              <text:p text:style-name="Table_20_Heading">attribute</text:p>
            </table:table-cell>
            <table:table-cell table:style-name="Tabela3.A1" office:value-type="string">
              <text:p text:style-name="Table_20_Heading">meaning</text:p>
            </table:table-cell>
          </table:table-row>
        </table:table-header-rows>
        <table:table-row>
          <table:table-cell table:style-name="Tabela3.A1" office:value-type="string">
            <text:p text:style-name="Table_20_Contents"><text:span text:style-name="Source_20_Text">ofp</text:span></text:p>
          </table:table-cell>
          <table:table-cell table:style-name="Tabela3.A1" office:value-type="string">
            <text:p text:style-name="Table_20_Contents">Because a <text:span text:style-name="Source_20_Text">StatsReply</text:span> may have glued together multiple individual OpenFlow messages, the <text:span text:style-name="Source_20_Text">.ofp</text:span> attribute is a <text:span text:style-name="Emphasis">list</text:span> of <text:span text:style-name="Source_20_Text">ofp_stats_reply</text:span> messages.  (In the typical case, however, the list has a single entry.)</text:p>
          </table:table-cell>
        </table:table-row>
        <table:table-row>
          <table:table-cell table:style-name="Tabela3.A1" office:value-type="string">
            <text:p text:style-name="Table_20_Contents"><text:span text:style-name="Source_20_Text">stats</text:span></text:p>
          </table:table-cell>
          <table:table-cell table:style-name="Tabela3.A1" office:value-type="string">
            <text:p text:style-name="Table_20_Contents">All of the individual stats bodies in a single list.</text:p>
          </table:table-cell>
        </table:table-row>
      </table:table>
      <text:h text:style-name="Heading_20_3" text:outline-level="3"><text:bookmark text:name="POXWiki-PacketIn"/>PacketIn</text:h>
      <text:p text:style-name="Text_20_body">Fired when the controller receives an OpenFlow packet-in message (<text:span text:style-name="Source_20_Text">ofp_packet_in / OFPT_PACKET_IN</text:span>) from a switch, which indicates that a packet arriving at a switch port has either failed to match all entries in the table, or the matching entry included an action specifying to send the packet to the controller.</text:p>
      <text:p text:style-name="Text_20_body">In addition to the usual OpenFlow event attributes:</text:p>
      <text:list xml:id="list7440955546598691443" text:style-name="L1">
        <text:list-item>
          <text:p text:style-name="P8">port (int) - number of port the packet came in on </text:p>
        </text:list-item>
        <text:list-item>
          <text:p text:style-name="P8">data (bytes) - raw packet data </text:p>
        </text:list-item>
        <text:list-item>
          <text:p text:style-name="P8">parsed (packet subclasses) - pox.lib.packet's parsed version</text:p>
        </text:list-item>
        <text:list-item>
          <text:p text:style-name="P7">ofp (ofp_packet_in) - OpenFlow message which caused this ev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01:00:27.309000000</meta:creation-date>
    <meta:generator>LibreOffice/5.2.6.2$Windows_x86 LibreOffice_project/a3100ed2409ebf1c212f5048fbe377c281438fdc</meta:generator>
    <dc:date>2017-05-31T01:25:29.123000000</dc:date>
    <meta:editing-duration>PT5M37S</meta:editing-duration>
    <meta:editing-cycles>1</meta:editing-cycles>
    <meta:document-statistic meta:table-count="3" meta:image-count="0" meta:object-count="0" meta:page-count="2" meta:paragraph-count="51" meta:word-count="498" meta:character-count="3310" meta:non-whitespace-character-count="2851"/>
  </office:meta>
</office:document-meta>
</file>